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JEREMIAH 40-42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RELEASE (40:1-6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REASSURANCE (40:7-10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2-tx-Title-and-Text" presentation:presentation-page-layout-name="Master1-PPL12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REASSURANCE (40:7-10)<text:s text:c="1"/></text:span><text:span text:style-name="a499" text:class-names=""/></text:p>
          </draw:text-box>
          <svg:title/>
          <svg:desc/>
        </draw:frame>
        <draw:frame draw:id="id93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The concern (40:7-8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The confidence (40:9-10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3" draw:style-name="a512" draw:master-page-name="Master1-Layout12-tx-Title-and-Text" presentation:presentation-page-layout-name="Master1-PPL12" draw:id="Slide-258">
        <draw:frame draw:id="id94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JEREMIAH 40-42<text:s text:c="1"/></text:span><text:span text:style-name="a514" text:class-names=""/></text:p>
          </draw:text-box>
          <svg:title/>
          <svg:desc/>
        </draw:frame>
        <draw:frame draw:id="id95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THE RELEASE (40:1-6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THE REASSURANCE (40:7-10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RETURN (40:11-12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PORT (40:13-16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4" draw:style-name="a533" draw:master-page-name="Master1-Layout12-tx-Title-and-Text" presentation:presentation-page-layout-name="Master1-PPL12" draw:id="Slide-259">
        <draw:frame draw:id="id96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REPORT (40:13-16):<text:s text:c="1"/></text:span><text:span text:style-name="a535" text:class-names=""/></text:p>
          </draw:text-box>
          <svg:title/>
          <svg:desc/>
        </draw:frame>
        <draw:frame draw:id="id97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details (40:13-15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dismissal (40:16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5" draw:style-name="a548" draw:master-page-name="Master1-Layout12-tx-Title-and-Text" presentation:presentation-page-layout-name="Master1-PPL12" draw:id="Slide-260">
        <draw:frame draw:id="id98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JEREMIAH 40-42<text:s text:c="1"/></text:span><text:span text:style-name="a550" text:class-names=""/></text:p>
          </draw:text-box>
          <svg:title/>
          <svg:desc/>
        </draw:frame>
        <draw:frame draw:id="id99" presentation:style-name="a571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THE RELEASE (40:1-6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REASSURANCE (40:7-10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RETURN (40:11-1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REPORT (40:13-16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REBELLION (41:1-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6" draw:style-name="a572" draw:master-page-name="Master1-Layout12-tx-Title-and-Text" presentation:presentation-page-layout-name="Master1-PPL12" draw:id="Slide-261">
        <draw:frame draw:id="id100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REBELLION (41:1-10):<text:s text:c="1"/></text:span><text:span text:style-name="a574" text:class-names=""/></text:p>
          </draw:text-box>
          <svg:title/>
          <svg:desc/>
        </draw:frame>
        <draw:frame draw:id="id101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Ishmael assassinates Gedaliah (41:1-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Ishmael kills 70 worshipers (41:4-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Ishmael then enslaves many of Judah's leading women (41:1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7" draw:style-name="a590" draw:master-page-name="Master1-Layout13-twoColTx-Title-and-2-Column-Text" presentation:presentation-page-layout-name="Master1-PPL13" draw:id="Slide-262">
        <draw:frame draw:id="id102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JEREMIAH 40-42<text:s text:c="1"/></text:span><text:span text:style-name="a592" text:class-names=""/></text:p>
          </draw:text-box>
          <svg:title/>
          <svg:desc/>
        </draw:frame>
        <draw:frame draw:id="id103" presentation:style-name="a610" draw:name="Text Placeholder 2" svg:x="1.38021in" svg:y="2in" svg:width="4.61632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THE RELEASE (40:1-6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REASSURANCE (40:7-10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TURN (40:11-12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REPORT (40:13-16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  <draw:frame draw:id="id104" presentation:style-name="a626" draw:name="Text Placeholder 3" svg:x="6.16319in" svg:y="2in" svg:width="4.61632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THE REBELLION (41:1-10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SCUE (41:11-18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REQUEST (42:1-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REPLY (42:7-2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8" draw:style-name="a627" draw:master-page-name="Master1-Layout12-tx-Title-and-Text" presentation:presentation-page-layout-name="Master1-PPL12" draw:id="Slide-263">
        <draw:frame draw:id="id105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THE REPLY (42:7-22):<text:s text:c="1"/></text:span><text:span text:style-name="a629" text:class-names=""/></text:p>
          </draw:text-box>
          <svg:title/>
          <svg:desc/>
        </draw:frame>
        <draw:frame draw:id="id106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Remain in Judah, and live (42:7-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Retire to Egypt, and die (42:13-22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9" draw:style-name="a642" draw:master-page-name="Master1-Layout13-twoColTx-Title-and-2-Column-Text" presentation:presentation-page-layout-name="Master1-PPL13" draw:id="Slide-264">
        <draw:frame draw:id="id107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JEREMIAH 40-42<text:s text:c="1"/></text:span><text:span text:style-name="a644" text:class-names=""/></text:p>
          </draw:text-box>
          <svg:title/>
          <svg:desc/>
        </draw:frame>
        <draw:frame draw:id="id108" presentation:style-name="a662" draw:name="Text Placeholder 2" svg:x="1.38021in" svg:y="2in" svg:width="4.61632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THE RELEASE (40:1-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REASSURANCE (40:7-1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RETURN (40:11-12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REPORT (40:13-16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  <draw:frame draw:id="id109" presentation:style-name="a678" draw:name="Text Placeholder 3" svg:x="6.16319in" svg:y="2in" svg:width="4.61632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THE REBELLION (41:1-1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THE RESCUE (41:11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THE REQUEST (42:1-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THE REPLY (42:7-22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40-42 </dc:title>
    <meta:initial-creator>David STRICKLAND</meta:initial-creator>
    <dc:creator>David STRICKLAND</dc:creator>
    <meta:creation-date>2020-02-22T19:28:36Z</meta:creation-date>
    <dc:date>2020-02-22T19:28:36Z</dc:date>
    <meta:template xlink:href="BibleStudy" xlink:type="simple"/>
    <meta:editing-cycles>1</meta:editing-cycles>
    <meta:editing-duration>PT0S</meta:editing-duration>
    <meta:document-statistic meta:paragraph-count="45" meta:word-count="236"/>
  </office:meta>
</office:document-meta>
</file>